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arla" svg:font-family="Karla, 'Karla Fallback'"/>
    <style:font-face style:name="Karla1" svg:font-family="Karla, 'Karla Fallback'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812e6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9b043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cd7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e2ae0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weight="bold" officeooo:paragraph-rsid="000acd7d" style:font-weight-asian="bold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weight="bold" officeooo:paragraph-rsid="000812e6" style:font-weight-asian="bold" style:font-weight-complex="bold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cd7d" fo:background-color="#ffff00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b8f42" fo:background-color="#ffff00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acd7d" fo:background-color="transparen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b8f42" fo:background-color="transparent"/>
    </style:style>
    <style:style style:name="T1" style:family="text">
      <style:text-properties fo:font-variant="normal" fo:text-transform="none" fo:color="#141718" loext:opacity="100%" style:font-name="Karla" fo:font-size="12pt" fo:letter-spacing="normal" fo:font-style="normal"/>
    </style:style>
    <style:style style:name="T2" style:family="text">
      <style:text-properties fo:font-variant="normal" fo:text-transform="none" fo:color="#141718" loext:opacity="100%" style:font-name="Karla" fo:font-size="12pt" fo:letter-spacing="normal" fo:font-style="normal" fo:font-weight="normal"/>
    </style:style>
    <style:style style:name="T3" style:family="text">
      <style:text-properties fo:font-variant="normal" fo:text-transform="none" fo:color="#141718" loext:opacity="100%" style:font-name="Karla" fo:font-size="12pt" fo:letter-spacing="normal" fo:font-style="normal" fo:font-weight="normal" officeooo:rsid="000812e6"/>
    </style:style>
    <style:style style:name="T4" style:family="text">
      <style:text-properties fo:font-variant="normal" fo:text-transform="none" fo:color="#141718" loext:opacity="100%" style:font-name="Karla" fo:font-size="12pt" fo:letter-spacing="normal" fo:font-style="normal" fo:font-weight="normal" officeooo:rsid="0009b043"/>
    </style:style>
    <style:style style:name="T5" style:family="text">
      <style:text-properties fo:font-variant="normal" fo:text-transform="none" fo:color="#141718" loext:opacity="100%" style:font-name="Karla" fo:font-size="12pt" fo:letter-spacing="normal" fo:font-style="normal" fo:font-weight="normal" officeooo:rsid="000acd7d"/>
    </style:style>
    <style:style style:name="T6" style:family="text">
      <style:text-properties fo:font-variant="normal" fo:text-transform="none" fo:color="#141718" loext:opacity="100%" style:font-name="Karla" fo:font-size="12pt" fo:letter-spacing="normal" fo:font-style="normal" fo:font-weight="normal" officeooo:rsid="000b8f42"/>
    </style:style>
    <style:style style:name="T7" style:family="text">
      <style:text-properties fo:font-variant="normal" fo:text-transform="none" fo:color="#141718" loext:opacity="100%" style:font-name="Karla" fo:font-size="12pt" fo:letter-spacing="normal" fo:font-style="normal" fo:font-weight="normal" officeooo:rsid="000c30c1"/>
    </style:style>
    <style:style style:name="T8" style:family="text">
      <style:text-properties fo:font-variant="normal" fo:text-transform="none" fo:color="#141718" loext:opacity="100%" style:font-name="Karla" fo:font-size="12pt" fo:letter-spacing="normal" fo:font-style="normal" fo:font-weight="normal" officeooo:rsid="000c7771"/>
    </style:style>
    <style:style style:name="T9" style:family="text">
      <style:text-properties fo:font-variant="normal" fo:text-transform="none" fo:color="#141718" loext:opacity="100%" style:font-name="Karla" fo:font-size="12pt" fo:letter-spacing="normal" fo:font-style="normal" fo:font-weight="normal" officeooo:rsid="000e2ae0"/>
    </style:style>
    <style:style style:name="T10" style:family="text">
      <style:text-properties fo:font-variant="normal" fo:text-transform="none" fo:color="#141718" loext:opacity="100%" style:font-name="Karla" fo:font-size="12pt" fo:letter-spacing="normal" fo:font-style="normal" fo:font-weight="normal" fo:background-color="transparent" loext:char-shading-value="0"/>
    </style:style>
    <style:style style:name="T11" style:family="text">
      <style:text-properties fo:font-variant="normal" fo:text-transform="none" fo:color="#141718" loext:opacity="100%" style:font-name="Karla" fo:font-size="12pt" fo:letter-spacing="normal" fo:font-style="normal" fo:font-weight="normal" officeooo:rsid="000e2ae0" fo:background-color="transparent" loext:char-shading-value="0"/>
    </style:style>
    <style:style style:name="T12" style:family="text">
      <style:text-properties fo:font-variant="normal" fo:text-transform="none" fo:color="#141718" loext:opacity="100%" style:font-name="Karla" fo:font-size="12pt" fo:letter-spacing="normal" fo:font-style="normal" fo:font-weight="normal" officeooo:rsid="0011ae54" fo:background-color="transparent" loext:char-shading-value="0"/>
    </style:style>
    <style:style style:name="T13" style:family="text">
      <style:text-properties fo:font-variant="normal" fo:text-transform="none" fo:color="#141718" loext:opacity="100%" style:font-name="Karla" fo:font-size="12pt" fo:letter-spacing="normal" fo:font-style="normal" fo:font-weight="normal" officeooo:rsid="0011ae54"/>
    </style:style>
    <style:style style:name="T14" style:family="text">
      <style:text-properties fo:font-variant="normal" fo:text-transform="none" fo:color="#141718" loext:opacity="100%" style:font-name="Karla" fo:font-size="12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141718" loext:opacity="100%" style:font-name="Karla" fo:font-size="12pt" fo:letter-spacing="normal" fo:font-style="normal" fo:font-weight="bold" officeooo:rsid="000812e6" style:font-weight-asian="bold" style:font-weight-complex="bold"/>
    </style:style>
    <style:style style:name="T16" style:family="text">
      <style:text-properties fo:font-variant="normal" fo:text-transform="none" fo:color="#141718" loext:opacity="100%" style:font-name="Karla" fo:font-size="12pt" fo:letter-spacing="normal" fo:font-style="normal" fo:font-weight="bold" fo:background-color="transparent" loext:char-shading-value="0" style:font-weight-asian="bold" style:font-weight-complex="bold"/>
    </style:style>
    <style:style style:name="T17" style:family="text">
      <style:text-properties fo:font-variant="normal" fo:text-transform="none" fo:color="#141718" loext:opacity="100%" style:font-name="Karla" fo:font-size="12pt" fo:letter-spacing="normal" fo:font-style="normal" officeooo:rsid="0011ae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Отчет о </text:span><text:span text:style-name="T17">проведении теста </text:span><text:span text:style-name="T1"><text:s/>поиска максимальной производительности</text:span></text:p>
      <text:p text:style-name="P1"><text:span text:style-name="T2"/></text:p>
      <text:p text:style-name="P1"><text:span text:style-name="T2"/></text:p>
      <text:p text:style-name="P1"><text:span text:style-name="T15"><text:tab/>Цель:</text:span><text:span text:style-name="T14"> </text:span><text:span text:style-name="T2">Провести тест поиска максимальной производительности, проанализировать результаты, определить уровень пиковой и максимальной производительности </text:span><text:span text:style-name="T3">и</text:span><text:span text:style-name="T2"> узкие места</text:span><text:span text:style-name="T3">.</text:span><text:span text:style-name="T2"> </text:span></text:p>
      <text:p text:style-name="P1"><text:span text:style-name="T2"/></text:p>
      <text:p text:style-name="P2"><text:span text:style-name="T14">Используемые параметры тестирования:</text:span></text:p>
      <text:p text:style-name="P2"><text:span text:style-name="T2">- Продолжительность теста поиска максимальной </text:span><text:span text:style-name="T4">и пиковой </text:span><text:span text:style-name="T2">производительности - </text:span><text:span text:style-name="T4">140 минут, с увеличением нагрузки на 100% каждые </text:span><text:span text:style-name="T2">20 минут.</text:span></text:p>
      <text:p text:style-name="P2"><text:span text:style-name="T2">- Продолжительность теста подтверждения максимальной производительности - <text:s/>60 минут</text:span></text:p>
      <text:p text:style-name="P2"><text:span text:style-name="T2"/></text:p>
      <text:p text:style-name="P3"><text:span text:style-name="T14">Результаты анализа теста:</text:span></text:p>
      <text:p text:style-name="P3"><text:span text:style-name="T2">- </text:span><text:span text:style-name="T5">Зафиксирован у</text:span><text:span text:style-name="T2">ровень пиковой производительности: </text:span><text:span text:style-name="T5">33.2 req/s (приложение 1)</text:span></text:p>
      <text:p text:style-name="P9"><text:span text:style-name="T2">- </text:span><text:span text:style-name="T5">Зафиксирован у</text:span><text:span text:style-name="T2">ровень максимальной производительности: </text:span><text:span text:style-name="T7">стабильная работа при 500% нагрузк</text:span><text:span text:style-name="T13">е</text:span><text:span text:style-name="T7">, в среднем </text:span><text:span text:style-name="T8">15.8</text:span><text:span text:style-name="T7">req/s (приложение 4)</text:span></text:p>
      <text:p text:style-name="P4"><text:span text:style-name="T10">- Определен</text:span><text:span text:style-name="T12">ы </text:span><text:span text:style-name="T10">узкие места: <text:s/>90 Percentile времен отклика по главным транзакциям </text:span><text:span text:style-name="T16">превышает</text:span><text:span text:style-name="T10"> pacing</text:span><text:span text:style-name="T11">. С</text:span><text:span text:style-name="T9">ледует провести более детальное исследование, чтобы понять причину такой задержки и принять меры для устранения возможных проблем. Это может быть вызвано недостаточной производительностью сервера, неэффективным кодом или другими факторами.</text:span></text:p>
      <text:p text:style-name="P7"><text:span text:style-name="T2"/></text:p>
      <text:p text:style-name="P3"><text:span text:style-name="T2"/></text:p>
      <text:p text:style-name="P5"><text:span text:style-name="T1">Измерения и соответствие критериям:</text:span></text:p>
      <text:p text:style-name="P3"><text:span text:style-name="T2">- Модель нагрузки соответствует МНТ (</text:span><text:span text:style-name="T4">в соответствии с заданием, 6 сценариев</text:span><text:span text:style-name="T2">).</text:span></text:p>
      <text:p text:style-name="P3"><text:span text:style-name="T2">- Распределение и количество пользователей соответствует профилю </text:span><text:span text:style-name="T5">(приложение 2)</text:span><text:span text:style-name="T2">.</text:span></text:p>
      <text:p text:style-name="P9"><text:span text:style-name="T2">- Пейсинги соответствуют профилю </text:span><text:span text:style-name="T5">(приложение </text:span><text:span text:style-name="T6">3</text:span><text:span text:style-name="T5">)</text:span><text:span text:style-name="T2">.</text:span></text:p>
      <text:p text:style-name="P10"><text:span text:style-name="T2">- 90 Percentile времен отклика по транзакциям атомарных действий пользователя не превышает SLA 2,5 сек</text:span><text:span text:style-name="T6">(приложение </text:span><text:span text:style-name="T7">5</text:span><text:span text:style-name="T6">)</text:span><text:span text:style-name="T2">.</text:span></text:p>
      <text:p text:style-name="P10"><text:span text:style-name="T2">- 90 Percentile времен отклика по главным транзакциям </text:span><text:span text:style-name="T14">превышает</text:span><text:span text:style-name="T2"> pacing</text:span><text:span text:style-name="T6">(приложение </text:span><text:span text:style-name="T8">7</text:span><text:span text:style-name="T6">)</text:span><text:span text:style-name="T2">.</text:span></text:p>
      <text:p text:style-name="P10"><text:span text:style-name="T2">- Количество ошибок в разрезе каждой транзакции не превышает 5% от общего количества транзакций</text:span><text:span text:style-name="T6">(приложение </text:span><text:span text:style-name="T8">6</text:span><text:span text:style-name="T6">)</text:span><text:span text:style-name="T2">.</text:span></text:p>
      <text:p text:style-name="P8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arla" svg:font-family="Karla, 'Karla Fallback'"/>
    <style:font-face style:name="Karla1" svg:font-family="Karla, 'Karla Fallback', ui-sans-serif, system-ui, apple-system, BlinkMacSystemFont, 'segoe ui', Roboto, 'helvetica neue', Arial, 'noto sans', sans-serif, 'apple color emoji', 'segoe ui emoji', 'segoe ui symbol'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19:01:10.538078359</meta:creation-date>
    <dc:date>2024-11-22T12:49:55.150692553</dc:date>
    <meta:editing-duration>PT13H57M4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196" meta:character-count="1601" meta:non-whitespace-character-count="1416"/>
  </office:meta>
</office:document-meta>
</file>